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0F00000320C463CEA7.png"/>
  <manifest:file-entry manifest:media-type="image/png" manifest:full-path="Pictures/10000201000007310000024625459A0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077cm"/>
    </style:style>
    <style:style style:name="pr2" style:family="presentation" style:parent-style-name="Default-subtitle">
      <style:graphic-properties draw:fill-color="#ffffff" draw:auto-grow-height="true" fo:min-height="14.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4.55cm"/>
    </style:style>
    <style:style style:name="pr5" style:family="presentation" style:parent-style-name="Default-outline1">
      <style:graphic-properties fo:min-height="13.3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4.077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FreeSans" style:font-style-name="Medium" style:font-family-generic="swiss" style:use-window-font-color="true" fo:font-size="6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6.8cm" svg:height="4.077cm" svg:x="0.6cm" svg:y="0.837cm" presentation:class="title">
          <draw:text-box>
            <text:p>Parliamentary</text:p>
          </draw:text-box>
        </draw:frame>
        <draw:frame presentation:style-name="pr2" draw:layer="layout" svg:width="27cm" svg:height="14.8cm" svg:x="0.6cm" svg:y="5.4cm" presentation:class="subtitle" presentation:user-transformed="true">
          <draw:text-box>
            <text:p>Greg Meill</text:p>
            <text:p>Chris (Shish) Girling</text:p>
            <text:p>Greg Makelden</text:p>
            <text:p>Allan Callagha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6.8cm" svg:height="4.077cm" svg:x="0.6cm" svg:y="0.837cm" presentation:class="title">
          <draw:text-box>
            <text:p>The Problem</text:p>
          </draw:text-box>
        </draw:frame>
        <draw:frame presentation:style-name="pr4" draw:layer="layout" svg:width="12.199cm" svg:height="13.6cm" svg:x="1.6cm" svg:y="6.2cm" presentation:class="outline">
          <draw:text-box>
            <text:list text:style-name="L3">
              <text:list-item>
                <text:p>Hansard documents</text:p>
                <text:list>
                  <text:list-item>
                    <text:p>Huge</text:p>
                  </text:list-item>
                  <text:list-item>
                    <text:p>Cumbersome</text:p>
                  </text:list-item>
                  <text:list-item>
                    <text:p>Inaccessible</text:p>
                  </text:list-item>
                </text:list>
              </text:list-item>
            </text:list>
          </draw:text-box>
        </draw:frame>
        <draw:frame presentation:style-name="pr5" draw:layer="layout" svg:width="12.199cm" svg:height="13.6cm" svg:x="14.41cm" svg:y="6.2cm" presentation:class="outline">
          <draw:text-box>
            <text:list text:style-name="L3">
              <text:list-item>
                <text:p>How do I summerise or explore</text:p>
                <text:list>
                  <text:list-item>
                    <text:p>Who said what and when?</text:p>
                  </text:list-item>
                  <text:list-item>
                    <text:p>What are the hot topic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7" draw:layer="layout" svg:width="26.8cm" svg:height="4.077cm" svg:x="0.6cm" svg:y="0.837cm" presentation:class="title">
          <draw:text-box>
            <text:p>The Solution</text:p>
          </draw:text-box>
        </draw:frame>
        <draw:frame presentation:style-name="pr5" draw:layer="layout" svg:width="25cm" svg:height="13.6cm" svg:x="1.6cm" svg:y="6.2cm" presentation:class="outline" presentation:user-transformed="true">
          <draw:text-box>
            <text:list text:style-name="L3">
              <text:list-item>
                <text:p>A tool to </text:p>
              </text:list-item>
              <text:list-item>
                <text:p>Statisticaly process Hansard Data</text:p>
                <text:list>
                  <text:list-item>
                    <text:p>Explore <text:span text:style-name="T1">“Who”</text:span> is talking about <text:span text:style-name="T1">“What”</text:span></text:p>
                    <text:list>
                      <text:list-item>
                        <text:p><text:span text:style-name="T2">What has my MP talked about?</text:span></text:p>
                      </text:list-item>
                    </text:list>
                  </text:list-item>
                  <text:list-item>
                    <text:p><text:span text:style-name="T2">Date sensetive</text:span></text:p>
                    <text:list>
                      <text:list-item>
                        <text:p><text:span text:style-name="T2">What happened last week?</text:span></text:p>
                      </text:list-item>
                      <text:list-item>
                        <text:p><text:span text:style-name="T2">What are the hot topics this year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7" draw:layer="layout" svg:width="26.8cm" svg:height="4.077cm" svg:x="0.6cm" svg:y="0.837cm" presentation:class="title">
          <draw:text-box>
            <text:p>Demo</text:p>
          </draw:text-box>
        </draw:frame>
        <draw:frame presentation:style-name="pr5" draw:layer="layout" svg:width="25cm" svg:height="13.6cm" svg:x="1.6cm" svg:y="6.2cm" presentation:class="outline">
          <draw:text-box>
            <text:list text:style-name="L3">
              <text:list-item>
                <text:p>How it works</text:p>
              </text:list-item>
              <text:list-item>
                <text:p>Web Visulisation Interface</text:p>
              </text:list-item>
              <text:list-item>
                <text:p>Mobile Interface</text:p>
              </text:list-item>
              <text:list-item>
                <text:p>Processed data avalable via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7" draw:layer="layout" svg:width="26.8cm" svg:height="4.077cm" svg:x="0.6cm" svg:y="0.837cm" presentation:class="title">
          <draw:text-box>
            <text:p>The Benefits</text:p>
          </draw:text-box>
        </draw:frame>
        <draw:frame presentation:style-name="pr5" draw:layer="layout" svg:width="25cm" svg:height="13.6cm" svg:x="1.6cm" svg:y="6.2cm" presentation:class="outline" presentation:user-transformed="true">
          <draw:text-box>
            <text:list text:style-name="L3">
              <text:list-item>
                <text:p>Community <text:span text:style-name="T1">Transparency</text:span></text:p>
              </text:list-item>
              <text:list-item>
                <text:p>Facilitate <text:span text:style-name="T1">Personal Exploration</text:span> through volume of data to make it <text:span text:style-name="T1">Relevent</text:span> to their interests</text:p>
              </text:list-item>
              <text:list-item>
                <text:p>Spot <text:span text:style-name="T1">Trend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7" draw:layer="layout" svg:width="26.8cm" svg:height="4.077cm" svg:x="0.6cm" svg:y="0.837cm" presentation:class="title">
          <draw:text-box>
            <text:p>The Future</text:p>
          </draw:text-box>
        </draw:frame>
        <draw:frame presentation:style-name="pr5" draw:layer="layout" svg:width="25cm" svg:height="13.6cm" svg:x="1.6cm" svg:y="6.2cm" presentation:class="outline">
          <draw:text-box>
            <text:list text:style-name="L3">
              <text:list-item>
                <text:p>Daily/Weekly D<text:span text:style-name="T1">igests</text:span> of</text:p>
                <text:list>
                  <text:list-item>
                    <text:p>What an MP has said/done</text:p>
                  </text:list-item>
                </text:list>
              </text:list-item>
              <text:list-item>
                <text:p>Personalised <text:span text:style-name="T1">Alerts</text:span></text:p>
              </text:list-item>
              <text:list-item>
                <text:p>Statistics openly avalable for creative <text:span text:style-name="T1">Visulisations</text:span></text:p>
              </text:list-item>
              <text:list-item>
                <text:p>Historical <text:span text:style-name="T1">Statistical </text:span><text:span text:style-name="T2">exploration</text:span></text:p>
                <text:list>
                  <text:list-item>
                    <text:p>Hands on exploration of 1950's or even 1800's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Parlement_20_Background_20_2" draw:display-name="Parlement Background 2" draw:style="linear" draw:start-color="#94835d" draw:end-color="#e0cea4" draw:start-intensity="100%" draw:end-intensity="10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FreeSans" style:font-style-name="Medium" style:font-family-generic="swiss" style:use-window-font-color="true" fo:font-size="6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>
        <style:tab-stops/>
      </style:paragraph-properties>
      <style:text-properties style:use-window-font-color="true" style:text-outline="false" style:text-line-through-style="none" fo:font-family="FreeSans" style:font-family-generic="swiss" style:font-pitch="variable" fo:font-size="4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8pt" style:font-style-asian="normal" style:font-weight-asian="normal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FreeSans" style:font-family-generic="swiss" style:font-pitch="variable" fo:font-size="36pt"/>
    </style:style>
    <style:style style:name="Default-outline3" style:family="presentation" style:parent-style-name="Default-outline2">
      <style:paragraph-properties fo:margin-top="0cm" fo:margin-bottom="0.3cm"/>
      <style:text-properties fo:font-family="FreeSans" style:font-family-generic="swiss" style:font-pitch="variable" fo:font-size="28pt"/>
    </style:style>
    <style:style style:name="Default-outline4" style:family="presentation" style:parent-style-name="Default-outline3">
      <style:paragraph-properties fo:margin-top="0cm" fo:margin-bottom="0.2cm"/>
      <style:text-properties fo:font-family="FreeSans" style:font-family-generic="swiss" style:font-pitch="variable" fo:font-size="20pt"/>
    </style:style>
    <style:style style:name="Default-outline5" style:family="presentation" style:parent-style-name="Default-outline4">
      <style:paragraph-properties fo:margin-top="0cm" fo:margin-bottom="0.1cm"/>
      <style:text-properties fo:font-family="FreeSans" style:font-family-generic="swiss" style:font-pitch="variable"/>
    </style:style>
    <style:style style:name="Default-outline6" style:family="presentation" style:parent-style-name="Default-outline5">
      <style:paragraph-properties fo:margin-top="0cm" fo:margin-bottom="0.1cm"/>
      <style:text-properties fo:font-family="FreeSans" style:font-family-generic="swiss" style:font-pitch="variable"/>
    </style:style>
    <style:style style:name="Default-outline7" style:family="presentation" style:parent-style-name="Default-outline6">
      <style:paragraph-properties fo:margin-top="0cm" fo:margin-bottom="0.1cm"/>
      <style:text-properties fo:font-family="FreeSans" style:font-family-generic="swiss" style:font-pitch="variable"/>
    </style:style>
    <style:style style:name="Default-outline8" style:family="presentation" style:parent-style-name="Default-outline7">
      <style:paragraph-properties fo:margin-top="0cm" fo:margin-bottom="0.1cm"/>
      <style:text-properties fo:font-family="FreeSans" style:font-family-generic="swiss" style:font-pitch="variable"/>
    </style:style>
    <style:style style:name="Default-outline9" style:family="presentation" style:parent-style-name="Default-outline8">
      <style:paragraph-properties fo:margin-top="0cm" fo:margin-bottom="0.1cm"/>
      <style:text-properties fo:font-family="FreeSans" style:font-family-generic="swiss" style:font-pitch="variabl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FreeSans" style:font-family-generic="swiss" style:font-pitch="variable" fo:font-size="4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Default-backgroundobjects">
      <style:graphic-properties draw:fill="gradient" draw:fill-color="#a4b7e0" draw:fill-gradient-name="Parlement_20_Background_20_2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width="0.3cm" svg:stroke-color="#4e6494" draw:marker-start-width="0.65cm" draw:marker-end="Circle" draw:marker-end-width="0.65cm" draw:fill="none" draw:textarea-vertical-align="middle" fo:padding-top="0.15cm" fo:padding-bottom="0.15cm" fo:padding-left="0.15cm" fo:padding-right="0.15cm"/>
    </style:style>
    <style:style style:name="Mpr4" style:family="presentation" style:parent-style-name="Default-backgroundobjects">
      <style:graphic-properties draw:stroke="solid" svg:stroke-width="0.3cm" svg:stroke-color="#4e6494" draw:marker-start-width="0.65cm" draw:marker-end-width="0.65cm" draw:fill="none" draw:fill-color="#4e6494" draw:textarea-vertical-align="middle" draw:auto-grow-height="false" fo:padding-top="0.15cm" fo:padding-bottom="0.15cm" fo:padding-left="0.15cm" fo:padding-right="0.1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6.523cm" svg:height="1.448cm" svg:x="1.4cm" svg:y="22.2cm" presentation:class="date-time">
        <draw:text-box>
          <text:p text:style-name="MP1"><presentation:date-time/></text:p>
        </draw:text-box>
      </draw:frame>
      <draw:frame presentation:style-name="Mpr2" draw:text-style-name="MP4" draw:layer="backgroundobjects" svg:width="8.875cm" svg:height="1.448cm" svg:x="10cm" svg:y="22.352cm" presentation:class="footer">
        <draw:text-box>
          <text:p text:style-name="MP4"><presentation:footer/></text:p>
        </draw:text-box>
      </draw:frame>
      <draw:frame presentation:style-name="Mpr2" draw:text-style-name="MP2" draw:layer="backgroundobjects" svg:width="6.523cm" svg:height="1.448cm" svg:x="20.677cm" svg:y="22.152cm" presentation:class="page-number">
        <draw:text-box>
          <text:p text:style-name="MP2"><text:page-number>&lt;number&gt;</text:page-number></text:p>
        </draw:text-box>
      </draw:frame>
      <draw:frame draw:style-name="Mgr3" draw:text-style-name="MP3" draw:layer="backgroundobjects" svg:width="10.757cm" svg:height="2.8cm" svg:x="0.6cm" svg:y="17.8cm">
        <draw:image xlink:href="Pictures/10000201000007310000024625459A0C.png" xlink:type="simple" xlink:show="embed" xlink:actuate="onLoad">
          <text:p/>
        </draw:image>
      </draw:frame>
      <draw:line presentation:style-name="Mpr3" draw:text-style-name="MP3" draw:layer="backgroundobjects" svg:x1="0cm" svg:y1="5cm" svg:x2="24.8cm" svg:y2="5cm">
        <text:p/>
      </draw:line>
      <draw:line presentation:style-name="Mpr3" draw:text-style-name="MP3" draw:layer="backgroundobjects" svg:x1="28.2cm" svg:y1="19.8cm" svg:x2="12.2cm" svg:y2="19.8cm">
        <text:p/>
      </draw:line>
      <draw:custom-shape presentation:style-name="Mpr4" draw:text-style-name="MP3" draw:layer="backgroundobjects" svg:width="2cm" svg:height="2cm" svg:x="23.4cm" svg:y="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4" draw:text-style-name="MP3" draw:layer="backgroundobjects" svg:width="12.967cm" svg:height="20.999cm" svg:x="19.4cm" svg:y="1.4cm">
        <draw:image xlink:href="Pictures/100002010000020F00000320C463CEA7.png" xlink:type="simple" xlink:show="embed" xlink:actuate="onLoad">
          <text:p/>
        </draw:image>
      </draw:frame>
      <draw:frame presentation:style-name="Default-outline1" draw:layer="backgroundobjects" svg:width="25cm" svg:height="13.6cm" svg:x="1.6cm" svg:y="6.2cm" presentation:class="outline" presentation:placeholder="true">
        <draw:text-box/>
      </draw:frame>
      <draw:frame presentation:style-name="Default-title" draw:layer="backgroundobjects" svg:width="26.8cm" svg:height="4.077cm" svg:x="0.6cm" svg:y="0.837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lan Callaghan</meta:initial-creator>
    <meta:creation-date>2011-11-06T10:16:20</meta:creation-date>
    <meta:editing-duration>PT1H21M31S</meta:editing-duration>
    <meta:editing-cycles>5</meta:editing-cycles>
    <dc:date>2011-11-06T12:23:23</dc:date>
    <dc:creator>Allan Callaghan</dc:creator>
    <meta:generator>LibreOffice/3.4$Linux LibreOffice_project/340m1$Build-302</meta:generator>
    <meta:document-statistic meta:object-count="52"/>
  </office:meta>
</office:document-meta>
</file>